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2.998cm" style:rel-column-width="50113*"/>
    </style:style>
    <style:style style:name="Tabela1.B" style:family="table-column">
      <style:table-column-properties style:column-width="4.001cm" style:rel-column-width="15422*"/>
    </style:style>
    <style:style style:name="Tabela1.1" style:family="table-row">
      <style:table-row-properties style:min-row-height="2.499cm"/>
    </style:style>
    <style:style style:name="Tabela1.A1" style:family="table-cell">
      <style:table-cell-properties fo:padding="0cm" fo:border="none"/>
    </style:style>
    <style:style style:name="Tabela1.B1" style:family="table-cell" style:data-style-name="N36">
      <style:table-cell-properties fo:padding="0cm" fo:border="none"/>
    </style:style>
    <style:style style:name="Tabela1.2" style:family="table-row">
      <style:table-row-properties style:min-row-height="18cm"/>
    </style:style>
    <style:style style:name="Tabela1.A2" style:family="table-cell">
      <style:table-cell-properties style:vertical-align="middle" fo:padding="0cm" fo:border="none"/>
    </style:style>
    <style:style style:name="Tabela1.4" style:family="table-row">
      <style:table-row-properties style:min-row-height="1cm"/>
    </style:style>
    <style:style style:name="Tabela1.A4" style:family="table-cell">
      <style:table-cell-properties style:vertical-align="bottom" fo:padding="0cm" fo:border="none"/>
    </style:style>
    <style:style style:name="Tabela2" style:family="table">
      <style:table-properties style:width="15.304cm" fo:margin-left="0.85cm" fo:margin-right="0.845cm" table:align="margins"/>
    </style:style>
    <style:style style:name="Tabela2.A" style:family="table-column">
      <style:table-column-properties style:column-width="4.657cm" style:rel-column-width="19941*"/>
    </style:style>
    <style:style style:name="Tabela2.B" style:family="table-column">
      <style:table-column-properties style:column-width="10.647cm" style:rel-column-width="45594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language="pl" fo:country="PL"/>
    </style:style>
    <style:style style:name="P2" style:family="paragraph" style:parent-style-name="Prawa_20_autorskie">
      <style:text-properties fo:language="pl" fo:country="PL"/>
    </style:style>
    <style:style style:name="P3" style:family="paragraph" style:parent-style-name="Subtitle">
      <style:text-properties fo:language="pl" fo:country="PL"/>
    </style:style>
    <style:style style:name="P4" style:family="paragraph" style:parent-style-name="Standard">
      <style:text-properties fo:language="pl" fo:country="PL"/>
    </style:style>
    <style:style style:name="P5" style:family="paragraph" style:parent-style-name="Table_20_Contents">
      <style:paragraph-properties fo:text-align="start" style:justify-single-word="false"/>
      <style:text-properties fo:language="pl" fo:country="PL"/>
    </style:style>
    <style:style style:name="P6" style:family="paragraph" style:parent-style-name="Table_20_Contents">
      <style:paragraph-properties fo:text-align="end" style:justify-single-word="false"/>
      <style:text-properties fo:language="pl" fo:country="P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itle">
      <style:text-properties fo:language="pl" fo:country="PL"/>
    </style:style>
    <style:style style:name="P9" style:family="paragraph" style:parent-style-name="Text_20_body">
      <style:text-properties fo:language="pl" fo:country="PL"/>
    </style:style>
    <style:style style:name="P10" style:family="paragraph" style:parent-style-name="Text_20_body" style:list-style-name="L1">
      <style:text-properties fo:language="pl" fo:country="PL"/>
    </style:style>
    <style:style style:name="P11" style:family="paragraph" style:parent-style-name="Text_20_body" style:list-style-name="L2">
      <style:text-properties fo:language="pl" fo:country="PL"/>
    </style:style>
    <style:style style:name="P12" style:family="paragraph" style:parent-style-name="Heading_20_1">
      <style:text-properties fo:language="pl" fo:country="PL"/>
    </style:style>
    <style:style style:name="P13" style:family="paragraph" style:parent-style-name="Heading_20_1">
      <style:paragraph-properties fo:break-before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/>
          </table:table-cell>
          <table:table-cell table:style-name="Tabela1.B1" office:value-type="date" office:date-value="2013-10-13">
            <text:p text:style-name="P6">13.10.2013</text:p>
          </table:table-cell>
        </table:table-row>
        <table:table-row table:style-name="Tabela1.2">
          <table:table-cell table:style-name="Tabela1.A2" table:number-columns-spanned="2" office:value-type="string">
            <text:p text:style-name="P8">Quizzard</text:p>
            <text:p text:style-name="P3">Funkcjonalności, podział pracy, harmonogram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>Karol Medwecki</text:p>
            <text:p text:style-name="P5">Artur Koziarz</text:p>
            <text:p text:style-name="P5">Artur Kaflowski</text:p>
          </table:table-cell>
        </table:table-row>
        <table:table-row table:style-name="Tabela1.4">
          <table:table-cell table:style-name="Tabela1.A4" table:number-columns-spanned="2" office:value-type="string">
            <text:p text:style-name="P2"/>
          </table:table-cell>
          <table:covered-table-cell/>
        </table:table-row>
      </table:table>
      <text:h text:style-name="P12" text:outline-level="1"><text:soft-page-break/>Opis</text:h>
      <text:p text:style-name="Text_20_body"><text:tab/><text:span text:style-name="Nazwa_20_własna">Quizzard</text:span> to serwis umożliwiający użytkownikom szybkie tworzenie quizów. Każdy użytkownik będzie miał możliwość zarówno rozwiązywania istniejących quizów jak i tworzenia nowych.</text:p>
      <text:h text:style-name="P12" text:outline-level="1">Funkcjonalności</text:h>
      <text:p text:style-name="P9">Funkcjonalności priorytetowe:</text:p>
      <text:list xml:id="list257282304585527763" text:style-name="L1">
        <text:list-item>
          <text:p text:style-name="P10">Tworzenie quizów.</text:p>
        </text:list-item>
        <text:list-item>
          <text:p text:style-name="P10">Wypełnianie quizów.</text:p>
        </text:list-item>
        <text:list-item>
          <text:p text:style-name="P10">Przeglądanie listy quizów.</text:p>
        </text:list-item>
        <text:list-item>
          <text:p text:style-name="P10">Statystyki dla każdego z quizów.</text:p>
        </text:list-item>
        <text:list-item>
          <text:p text:style-name="P10">Akceptacja quizów przez administratora lub moderatora serwisu.</text:p>
        </text:list-item>
      </text:list>
      <text:p text:style-name="P9">Pozostałe funkcjonalności:</text:p>
      <text:list xml:id="list8922143660469388524" text:style-name="L2">
        <text:list-item>
          <text:p text:style-name="P11">Usuwanie i edytowanie quizów.</text:p>
        </text:list-item>
      </text:list>
      <text:list xml:id="list38166853" text:continue-list="list257282304585527763" text:style-name="L1">
        <text:list-item>
          <text:p text:style-name="P10">Punktowanie quizów (ocenianie na plus lub minus).</text:p>
        </text:list-item>
        <text:list-item>
          <text:p text:style-name="P10">Dodatkowe informacje o quizie.</text:p>
        </text:list-item>
        <text:list-item>
          <text:p text:style-name="P10">Zaawansowane wyszukiwanie quizów (np. po słowach kluczowych lub tagach).</text:p>
        </text:list-item>
      </text:list>
      <text:h text:style-name="P12" text:outline-level="1">Podział pracy</text:h>
      <text:p text:style-name="P9">Karol Medwecki – część interfejsu użytkownika oraz logika aplikacji.</text:p>
      <text:p text:style-name="P9">Artur Kaflowski – interfejs użytkownika.</text:p>
      <text:p text:style-name="P9">Artur Koziarz – persystencja danych w postaci bazy danych MySQL.</text:p>
      <text:h text:style-name="P13" text:outline-level="1">Harmonogram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>Okres</text:p>
          </table:table-cell>
          <table:table-cell table:style-name="Tabela2.B1" office:value-type="string">
            <text:p text:style-name="Table_20_Contents">Cele</text:p>
          </table:table-cell>
        </table:table-row>
        <table:table-row>
          <table:table-cell table:style-name="Tabela2.A2" office:value-type="string">
            <text:p text:style-name="Table_20_Contents">Pierwszy tydzień</text:p>
          </table:table-cell>
          <table:table-cell table:style-name="Tabela2.B2" office:value-type="string">
            <text:p text:style-name="P7">Rozpoczęcie pracy i zaimplementowanie podstawowych mechanizmów przechowujących i wyświetlających quizy.</text:p>
          </table:table-cell>
        </table:table-row>
        <table:table-row>
          <table:table-cell table:style-name="Tabela2.A2" office:value-type="string">
            <text:p text:style-name="Table_20_Contents">Drugi tydzień</text:p>
          </table:table-cell>
          <table:table-cell table:style-name="Tabela2.B2" office:value-type="string">
            <text:p text:style-name="P7">Zaimplementowanie pierwszych funkcjonalności, w tym tworzenie i wypełnianie quizów.</text:p>
          </table:table-cell>
        </table:table-row>
        <table:table-row>
          <table:table-cell table:style-name="Tabela2.A2" office:value-type="string">
            <text:p text:style-name="Table_20_Contents">Trzeci i czwarty tydzień</text:p>
          </table:table-cell>
          <table:table-cell table:style-name="Tabela2.B2" office:value-type="string">
            <text:p text:style-name="P7">Zaimplementowanie funkcjonalnego interfejsu użytkownika umożliwiającego przeglądanie, tworzenie oraz wypełnianie quizów.</text:p>
          </table:table-cell>
        </table:table-row>
        <table:table-row>
          <table:table-cell table:style-name="Tabela2.A2" office:value-type="string">
            <text:p text:style-name="Table_20_Contents">Piąty tydzień</text:p>
          </table:table-cell>
          <table:table-cell table:style-name="Tabela2.B2" office:value-type="string">
            <text:p text:style-name="P7">Dokończenie prac związanych z priorytetowymi funkcjonalnościami.</text:p>
          </table:table-cell>
        </table:table-row>
        <table:table-row>
          <table:table-cell table:style-name="Tabela2.A2" office:value-type="string">
            <text:p text:style-name="Table_20_Contents">Szósty-ósmy tydzień</text:p>
          </table:table-cell>
          <table:table-cell table:style-name="Tabela2.B2" office:value-type="string">
            <text:p text:style-name="P7">Rozpoczęcie prac nad pozostałymi funkcjonalnościami, zaimplementowanie punktowania i edytowania quizów.</text:p>
          </table:table-cell>
        </table:table-row>
        <table:table-row>
          <table:table-cell table:style-name="Tabela2.A2" office:value-type="string">
            <text:p text:style-name="Table_20_Contents">Dziewiąty tydzień</text:p>
          </table:table-cell>
          <table:table-cell table:style-name="Tabela2.B2" office:value-type="string">
            <text:p text:style-name="P7">Dokończenie prac nad całością serwisu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l" fo:country="PL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vertical-align="middl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awa_20_autorskie" style:display-name="Prawa autorskie" style:family="paragraph" style:parent-style-name="Standard" style:master-page-name="">
      <style:paragraph-properties fo:margin="100%" fo:margin-left="-0.101cm" fo:margin-right="0cm" fo:margin-top="0cm" fo:margin-bottom="0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Figure" style:family="paragraph" style:parent-style-name="Caption"/>
    <style:style style:name="Footnote" style:family="paragraph" style:parent-style-name="Standard" style:class="extra">
      <style:paragraph-properties fo:margin="100%" fo:margin-left="0.499cm" fo:margin-right="0cm" fo:margin-top="0cm" fo:margin-bottom="0cm" fo:text-align="justify" style:justify-single-word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align="justify" style:justify-single-word="false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.101cm" fo:margin-bottom="0.10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Nazwa_20_własna" style:display-name="Nazwa własna" style:family="text">
      <style:text-properties fo:language="zxx" fo:country="none" fo:font-style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pl" fo:country="P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M53S</meta:editing-duration>
    <meta:editing-cycles>50</meta:editing-cycles>
    <meta:generator>OpenOffice.org/3.4.1$Win32 OpenOffice.org_project/341m1$Build-9593</meta:generator>
    <dc:date>2013-10-26T18:01:03.30</dc:date>
    <meta:document-statistic meta:table-count="2" meta:image-count="0" meta:object-count="0" meta:page-count="3" meta:paragraph-count="40" meta:word-count="189" meta:character-count="1532"/>
    <meta:user-defined meta:name="Info 1"/>
    <meta:user-defined meta:name="Info 2"/>
    <meta:user-defined meta:name="Info 3"/>
    <meta:user-defined meta:name="Info 4"/>
  </office:meta>
</office:document-meta>
</file>